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98in"/>
    </style:style>
    <style:style style:name="co4" style:family="table-column">
      <style:table-column-properties fo:break-before="auto" style:column-width="0.7543in"/>
    </style:style>
    <style:style style:name="co5" style:family="table-column">
      <style:table-column-properties fo:break-before="auto" style:column-width="1.1417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4.3693in"/>
    </style:style>
    <style:style style:name="co9" style:family="table-column">
      <style:table-column-properties fo:break-before="auto" style:column-width="1.7665in"/>
    </style:style>
    <style:style style:name="co10" style:family="table-column">
      <style:table-column-properties fo:break-before="auto" style:column-width="2.143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ro10" style:family="table-row">
      <style:table-row-properties style:row-height="0.5929in" fo:break-before="auto" style:use-optimal-row-height="false"/>
    </style:style>
    <style:style style:name="ro11" style:family="table-row">
      <style:table-row-properties style:row-height="0.5366in" fo:break-before="auto" style:use-optimal-row-height="false"/>
    </style:style>
    <style:style style:name="ro12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 New Roman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5" style:family="table-cell" style:parent-style-name="Default">
      <style:table-cell-properties fo:background-color="#ffffff" fo:border="none"/>
      <style:text-properties style:font-name="Times New Roman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style:font-name="Aria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font-name="Times New Roman"/>
    </style:style>
    <style:style style:name="ce20" style:family="table-cell" style:parent-style-name="Default">
      <style:table-cell-properties fo:background-color="#ccffff" style:text-align-source="fix" style:repeat-content="false" fo:border="0.0008in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ackground-color="#ffff99" fo:border="0.0008in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808080" draw:fill="none" draw:textarea-horizontal-align="center" draw:textarea-vertical-align="middle" draw:ole-draw-aspect="1" style:protect="siz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60%"/>
    </style:style>
    <style:style style:name="T3" style:family="text">
      <style:text-properties style:text-position="0% 100%"/>
    </style:style>
    <style:style style:name="T4" style:family="text">
      <style:text-properties style:text-position="sub 65%"/>
    </style:style>
    <style:style style:name="T5" style:family="text">
      <style:text-properties style:text-position="sub 65%" style:font-name="Arial1"/>
    </style:style>
    <style:style style:name="T6" style:family="text">
      <style:text-properties style:text-position="super 65%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table table:name="Read me" table:style-name="ta1" table:print="false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>
            <text:p>Algorithm for determining the minimum fluidization velocity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Objective</text:p>
          </table:table-cell>
          <table:table-cell table:number-columns-repeated="3"/>
        </table:table-row>
        <table:table-row table:style-name="ro2">
          <table:table-cell office:value-type="string">
            <text:p>Determine the minimum fluidizaion velocity for the range of particle diameter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Input</text:p>
          </table:table-cell>
          <table:table-cell table:number-columns-repeated="3"/>
        </table:table-row>
        <table:table-row table:style-name="ro3">
          <table:table-cell office:value-type="string">
            <text:p>Fluid properties <text:span text:style-name="T1">ρ,μ.</text:span></text:p>
          </table:table-cell>
          <table:table-cell table:number-columns-repeated="3"/>
        </table:table-row>
        <table:table-row table:style-name="ro4">
          <table:table-cell office:value-type="string">
            <text:p>Particle properties <text:span text:style-name="T1">ρ</text:span><text:span text:style-name="T2">p</text:span><text:span text:style-name="T3">, d</text:span><text:span text:style-name="T4">pmin</text:span><text:span text:style-name="T3">, d</text:span><text:span text:style-name="T4">pmax.</text:span></text:p>
          </table:table-cell>
          <table:table-cell table:number-columns-repeated="3"/>
        </table:table-row>
        <table:table-row table:style-name="ro2">
          <table:table-cell office:value-type="string">
            <text:p>Reactor dimensions D, H.</text:p>
          </table:table-cell>
          <table:table-cell table:number-columns-repeated="3"/>
        </table:table-row>
        <table:table-row table:style-name="ro5">
          <table:table-cell office:value-type="string">
            <text:p>Operating conditions <text:span text:style-name="T1">ε</text:span><text:span text:style-name="T5">mf.</text:span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Assumption</text:p>
          </table:table-cell>
          <table:table-cell table:number-columns-repeated="3"/>
        </table:table-row>
        <table:table-row table:style-name="ro2">
          <table:table-cell office:value-type="string">
            <text:p>Onlt drag, buoyancy and ggravity forces are accounted. Particle is assumed to be spherical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Output</text:p>
          </table:table-cell>
          <table:table-cell table:number-columns-repeated="3"/>
        </table:table-row>
        <table:table-row table:style-name="ro5">
          <table:table-cell office:value-type="string">
            <text:p>Minimum fluidization velocity u<text:span text:style-name="T4">mf.</text:span></text:p>
          </table:table-cell>
          <table:table-cell table:number-columns-repeated="3"/>
        </table:table-row>
        <table:table-row table:style-name="ro5">
          <table:table-cell office:value-type="string">
            <text:p>Plot of u<text:span text:style-name="T4">mf</text:span> vs d<text:span text:style-name="T4">p</text:span>.</text:p>
          </table:table-cell>
          <table:table-cell table:number-columns-repeated="3"/>
        </table:table-row>
        <table:table-row table:style-name="ro5" table:number-rows-repeated="104855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Input" table:style-name="ta1" table:print="false">
        <table:table-column table:style-name="co3" table:default-cell-style-name="ce4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default-cell-style-name="ce4"/>
        <table:table-row table:style-name="ro2">
          <table:table-cell table:style-name="ce1" office:value-type="string">
            <text:p>Input 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4"/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Particle properties </text:p>
          </table:table-cell>
          <table:table-cell table:style-name="ce6" office:value-type="string">
            <text:p>Density</text:p>
          </table:table-cell>
          <table:table-cell table:style-name="ce7" office:value-type="string">
            <text:p><text:span text:style-name="T1">ρ</text:span><text:span text:style-name="T2">p</text:span></text:p>
          </table:table-cell>
          <table:table-cell table:style-name="ce10" office:value-type="float" office:value="1400">
            <text:p>1400</text:p>
          </table:table-cell>
          <table:table-cell table:style-name="ce6" office:value-type="string">
            <text:p>kg/m<text:span text:style-name="T6">3</text:span></text:p>
          </table:table-cell>
        </table:table-row>
        <table:table-row table:style-name="ro6">
          <table:table-cell/>
          <table:table-cell table:style-name="ce6" office:value-type="string">
            <text:p>Diameter</text:p>
          </table:table-cell>
          <table:table-cell table:style-name="ce7" office:value-type="string">
            <text:p><text:span text:style-name="T3">d</text:span><text:span text:style-name="T4">pmin</text:span></text:p>
          </table:table-cell>
          <table:table-cell table:style-name="ce10" office:value-type="float" office:value="0.01">
            <text:p>0.01</text:p>
          </table:table-cell>
          <table:table-cell table:style-name="ce6" office:value-type="string">
            <text:p>m</text:p>
          </table:table-cell>
        </table:table-row>
        <table:table-row table:style-name="ro6">
          <table:table-cell/>
          <table:table-cell table:style-name="ce6"/>
          <table:table-cell table:style-name="ce7" office:value-type="string">
            <text:p><text:span text:style-name="T3">d</text:span><text:span text:style-name="T4">pmax</text:span></text:p>
          </table:table-cell>
          <table:table-cell table:style-name="ce10" office:value-type="float" office:value="0.1">
            <text:p>0.1</text:p>
          </table:table-cell>
          <table:table-cell table:style-name="ce6" office:value-type="string">
            <text:p>m</text:p>
          </table:table-cell>
        </table:table-row>
        <table:table-row table:style-name="ro6">
          <table:table-cell/>
          <table:table-cell table:style-name="ce6"/>
          <table:table-cell table:style-name="ce7" office:value-type="string">
            <text:p>Δd<text:span text:style-name="T4">p</text:span></text:p>
          </table:table-cell>
          <table:table-cell table:style-name="ce10" office:value-type="float" office:value="0.01">
            <text:p>0.01</text:p>
          </table:table-cell>
          <table:table-cell table:style-name="ce6" office:value-type="string">
            <text:p>m</text:p>
          </table:table-cell>
        </table:table-row>
        <table:table-row table:style-name="ro7">
          <table:table-cell/>
          <table:table-cell table:style-name="ce6" office:value-type="string">
            <text:p>Sphericity</text:p>
          </table:table-cell>
          <table:table-cell table:style-name="ce6" office:value-type="string">
            <text:p>Φ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7">
          <table:table-cell office:value-type="string">
            <text:p>Fluid properties</text:p>
          </table:table-cell>
          <table:table-cell table:style-name="ce6" office:value-type="string">
            <text:p>Density</text:p>
          </table:table-cell>
          <table:table-cell table:style-name="ce8" office:value-type="string">
            <text:p>ρ</text:p>
          </table:table-cell>
          <table:table-cell table:style-name="ce10" office:value-type="float" office:value="1000">
            <text:p>1000</text:p>
          </table:table-cell>
          <table:table-cell table:style-name="ce6" office:value-type="string">
            <text:p>kg/m<text:span text:style-name="T6">3</text:span></text:p>
          </table:table-cell>
        </table:table-row>
        <table:table-row table:style-name="ro7">
          <table:table-cell/>
          <table:table-cell table:style-name="ce6" office:value-type="string">
            <text:p>Viscosity</text:p>
          </table:table-cell>
          <table:table-cell table:style-name="ce8" office:value-type="string">
            <text:p>μ</text:p>
          </table:table-cell>
          <table:table-cell table:style-name="ce10" office:value-type="float" office:value="0.0001">
            <text:p>0.0001</text:p>
          </table:table-cell>
          <table:table-cell table:style-name="ce6" office:value-type="string">
            <text:p>Pa 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eactor dimensions</text:p>
          </table:table-cell>
          <table:table-cell table:style-name="ce6" office:value-type="string">
            <text:p>Diameter</text:p>
          </table:table-cell>
          <table:table-cell table:style-name="ce7" office:value-type="string">
            <text:p>D</text:p>
          </table:table-cell>
          <table:table-cell table:style-name="ce10" office:value-type="float" office:value="15">
            <text:p>15</text:p>
          </table:table-cell>
          <table:table-cell table:style-name="ce6" office:value-type="string">
            <text:p>m</text:p>
          </table:table-cell>
        </table:table-row>
        <table:table-row table:style-name="ro2">
          <table:table-cell/>
          <table:table-cell table:style-name="ce6" office:value-type="string">
            <text:p>Height </text:p>
          </table:table-cell>
          <table:table-cell table:style-name="ce7" office:value-type="string">
            <text:p>H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m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Operating condition</text:p>
          </table:table-cell>
          <table:table-cell table:style-name="ce6" office:value-type="string">
            <text:p>Voidage </text:p>
          </table:table-cell>
          <table:table-cell table:style-name="ce8" office:value-type="string">
            <text:p><text:span text:style-name="T1">ε</text:span><text:span text:style-name="T5">mf</text:span></text:p>
          </table:table-cell>
          <table:table-cell table:style-name="ce10" office:value-type="float" office:value="0.6">
            <text:p>0.6</text:p>
          </table:table-cell>
          <table:table-cell table:style-name="ce6" office:value-type="string">
            <text:p>-</text:p>
          </table:table-cell>
        </table:table-row>
        <table:table-row table:style-name="ro6" table:number-rows-repeated="1048559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Calculation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Given data</text:p>
          </table:table-cell>
          <table:table-cell table:number-columns-repeated="8"/>
        </table:table-row>
        <table:table-row table:style-name="ro1">
          <table:table-cell office:value-type="string">
            <text:p><text:s/></text:p>
          </table:table-cell>
          <table:table-cell table:number-columns-repeated="8"/>
        </table:table-row>
        <table:table-row table:style-name="ro4">
          <table:table-cell table:formula="of:=[Input.A4]" office:value-type="string" office:string-value="Particle properties ">
            <text:p>Particle properties </text:p>
          </table:table-cell>
          <table:table-cell table:style-name="ce6" table:formula="of:=[Input.B4]" office:value-type="string" office:string-value="Density">
            <text:p>Density</text:p>
          </table:table-cell>
          <table:table-cell table:style-name="ce7" office:value-type="string">
            <text:p><text:span text:style-name="T1">ρ</text:span><text:span text:style-name="T2">p</text:span></text:p>
          </table:table-cell>
          <table:table-cell table:style-name="ce15" table:formula="of:=[Input.D4]" office:value-type="float" office:value="1400">
            <text:p>1400</text:p>
          </table:table-cell>
          <table:table-cell table:style-name="ce6" office:value-type="string">
            <text:p>kg/m<text:span text:style-name="T6">3</text:span></text:p>
          </table:table-cell>
          <table:table-cell table:number-columns-repeated="4"/>
        </table:table-row>
        <table:table-row table:style-name="ro5">
          <table:table-cell/>
          <table:table-cell table:style-name="ce6" table:formula="of:=[Input.B5]" office:value-type="string" office:string-value="Diameter">
            <text:p>Diameter</text:p>
          </table:table-cell>
          <table:table-cell table:style-name="ce7" office:value-type="string">
            <text:p><text:span text:style-name="T3">d</text:span><text:span text:style-name="T4">pmin</text:span></text:p>
          </table:table-cell>
          <table:table-cell table:style-name="ce15" table:formula="of:=[Input.D5]" office:value-type="float" office:value="0.01">
            <text:p>0.01</text:p>
          </table:table-cell>
          <table:table-cell table:style-name="ce6" table:formula="of:=[Input.E5]" office:value-type="string" office:string-value="m">
            <text:p>m</text:p>
          </table:table-cell>
          <table:table-cell table:number-columns-repeated="4"/>
        </table:table-row>
        <table:table-row table:style-name="ro5">
          <table:table-cell/>
          <table:table-cell table:style-name="ce6"/>
          <table:table-cell table:style-name="ce7" office:value-type="string">
            <text:p><text:span text:style-name="T3">d</text:span><text:span text:style-name="T4">pmax</text:span></text:p>
          </table:table-cell>
          <table:table-cell table:style-name="ce15" table:formula="of:=[Input.D6]" office:value-type="float" office:value="0.1">
            <text:p>0.1</text:p>
          </table:table-cell>
          <table:table-cell table:style-name="ce6" table:formula="of:=[Input.E6]" office:value-type="string" office:string-value="m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7" table:formula="of:=[Input.C7]" office:value-type="string" office:string-value="Δdp">
            <text:p>Δdp</text:p>
          </table:table-cell>
          <table:table-cell table:style-name="ce15" table:formula="of:=[Input.D7]" office:value-type="float" office:value="0.01">
            <text:p>0.01</text:p>
          </table:table-cell>
          <table:table-cell table:style-name="ce6" table:formula="of:=[Input.E7]" office:value-type="string" office:string-value="m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" table:formula="of:=[Input.B8]" office:value-type="string" office:string-value="Sphericity">
            <text:p>Sphericity</text:p>
          </table:table-cell>
          <table:table-cell table:style-name="ce7" table:formula="of:=[Input.C8]" office:value-type="string" office:string-value="Φ">
            <text:p>Φ</text:p>
          </table:table-cell>
          <table:table-cell table:style-name="ce15" table:formula="of:=[Input.D8]" office:value-type="float" office:value="1">
            <text:p>1</text:p>
          </table:table-cell>
          <table:table-cell table:style-name="ce6" table:formula="of:=[Input.E8]" office:value-type="string" office:string-value="-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number-columns-repeated="3"/>
          <table:table-cell table:style-name="ce17"/>
          <table:table-cell table:number-columns-repeated="4"/>
          <table:table-cell>
            <draw:frame table:end-cell-address="Calculation.I10" table:end-x="0.0787in" table:end-y="0.0122in" draw:z-index="1" draw:style-name="gr1" draw:text-style-name="P1" svg:width="0.0787in" svg:height="0.1819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8">
          <table:table-cell table:formula="of:=[Input.A10]" office:value-type="string" office:string-value="Fluid properties">
            <text:p>Fluid properties</text:p>
          </table:table-cell>
          <table:table-cell table:style-name="ce6" table:formula="of:=[Input.B10]" office:value-type="string" office:string-value="Density">
            <text:p>Density</text:p>
          </table:table-cell>
          <table:table-cell table:style-name="ce7" table:formula="of:=[Input.C10]" office:value-type="string" office:string-value="ρ">
            <text:p>ρ</text:p>
          </table:table-cell>
          <table:table-cell table:style-name="ce15" table:formula="of:=[Input.D10]" office:value-type="float" office:value="1000">
            <text:p>1000</text:p>
          </table:table-cell>
          <table:table-cell table:style-name="ce6" office:value-type="string">
            <text:p>kg/m<text:span text:style-name="T6">3</text:span></text:p>
          </table:table-cell>
          <table:table-cell table:number-columns-repeated="4"/>
        </table:table-row>
        <table:table-row table:style-name="ro9">
          <table:table-cell/>
          <table:table-cell table:style-name="ce6" table:formula="of:=[Input.B11]" office:value-type="string" office:string-value="Viscosity">
            <text:p>Viscosity</text:p>
          </table:table-cell>
          <table:table-cell table:style-name="ce7" table:formula="of:=[Input.C11]" office:value-type="string" office:string-value="μ">
            <text:p>μ</text:p>
          </table:table-cell>
          <table:table-cell table:style-name="ce15" table:formula="of:=[Input.D11]" office:value-type="float" office:value="0.0001">
            <text:p>0.0001</text:p>
          </table:table-cell>
          <table:table-cell table:style-name="ce6" table:formula="of:=[Input.E11]" office:value-type="string" office:string-value="Pa s">
            <text:p>Pa s</text:p>
          </table:table-cell>
          <table:table-cell/>
          <table:table-cell table:style-name="ce21" office:value-type="string">
            <text:p>Formula used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7"/>
          <table:table-cell table:number-columns-repeated="2"/>
          <table:table-cell table:style-name="ce22">
            <draw:frame table:end-cell-address="Calculation.H12" table:end-x="0.0559in" table:end-y="0.5287in" draw:z-index="2" draw:style-name="gr2" draw:text-style-name="P1" svg:width="4.3909in" svg:height="0.4988in" svg:x="0.0181in" svg:y="0.0299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formula="of:=[Input.A13]" office:value-type="string" office:string-value="Reactor dimensions">
            <text:p>Reactor dimensions</text:p>
          </table:table-cell>
          <table:table-cell table:style-name="ce6" table:formula="of:=[Input.B13]" office:value-type="string" office:string-value="Diameter">
            <text:p>Diameter</text:p>
          </table:table-cell>
          <table:table-cell table:style-name="ce7" table:formula="of:=[Input.C13]" office:value-type="string" office:string-value="D">
            <text:p>D</text:p>
          </table:table-cell>
          <table:table-cell table:style-name="ce15" table:formula="of:=[Input.D13]" office:value-type="float" office:value="15">
            <text:p>15</text:p>
          </table:table-cell>
          <table:table-cell table:style-name="ce6" table:formula="of:=[Input.E13]" office:value-type="string" office:string-value="m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" table:formula="of:=[Input.B14]" office:value-type="string" office:string-value="Height ">
            <text:p>Height </text:p>
          </table:table-cell>
          <table:table-cell table:style-name="ce7" table:formula="of:=[Input.C14]" office:value-type="string" office:string-value="H">
            <text:p>H</text:p>
          </table:table-cell>
          <table:table-cell table:style-name="ce15" table:formula="of:=[Input.D14]" office:value-type="float" office:value="10">
            <text:p>10</text:p>
          </table:table-cell>
          <table:table-cell table:style-name="ce6" table:formula="of:=[Input.E14]" office:value-type="string" office:string-value="m">
            <text:p>m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/>
          <table:table-cell table:number-columns-repeated="4"/>
          <table:table-cell>
            <draw:frame table:end-cell-address="Calculation.I16" table:end-x="0.0787in" table:end-y="0.0126in" draw:z-index="0" draw:style-name="gr1" draw:text-style-name="P1" svg:width="0.0787in" svg:height="0.1823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 table:formula="of:=[Input.A16]" office:value-type="string" office:string-value="Operating condition">
            <text:p>Operating condition</text:p>
          </table:table-cell>
          <table:table-cell table:style-name="ce6" table:formula="of:=[Input.B16]" office:value-type="string" office:string-value="Voidage ">
            <text:p>Voidage </text:p>
          </table:table-cell>
          <table:table-cell table:style-name="ce8" office:value-type="string">
            <text:p><text:span text:style-name="T1">ε</text:span><text:span text:style-name="T5">mf</text:span></text:p>
          </table:table-cell>
          <table:table-cell table:style-name="ce15" table:formula="of:=[Input.D16]" office:value-type="float" office:value="0.6">
            <text:p>0.6</text:p>
          </table:table-cell>
          <table:table-cell table:style-name="ce6" table:formula="of:=[Input.E16]" office:value-type="string" office:string-value="-">
            <text:p>-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alculation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3">
          <table:table-cell/>
          <table:table-cell table:style-name="ce2" office:value-type="string">
            <text:p>Table 6.1: <text:span text:style-name="T7">Calculation table for minimum fluidization velocity.</text:span></text:p>
          </table:table-cell>
          <table:table-cell table:number-columns-repeated="7"/>
        </table:table-row>
        <table:table-row table:style-name="ro11">
          <table:table-cell/>
          <table:table-cell table:style-name="ce13" office:value-type="string">
            <text:p>Diameter(d)</text:p>
          </table:table-cell>
          <table:table-cell table:style-name="ce13">
            <draw:frame table:end-cell-address="Calculation.C21" table:end-x="0.6067in" table:end-y="0.4252in" draw:z-index="3" draw:style-name="gr1" draw:text-style-name="P1" svg:width="0.3772in" svg:height="0.4051in" svg:x="0.2295in" svg:y="0.0201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8">
            <draw:frame table:end-cell-address="Calculation.D21" table:end-x="1.0736in" table:end-y="0.4988in" draw:z-index="4" draw:style-name="gr1" draw:text-style-name="P1" svg:width="1.0736in" svg:height="0.4988in" svg:x="0in" svg:y="0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3">
            <draw:frame table:end-cell-address="Calculation.F21" table:end-x="0.0224in" table:end-y="0.4756in" draw:z-index="5" draw:style-name="gr1" draw:text-style-name="P1" svg:width="1.0512in" svg:height="0.4756in" svg:x="0in" svg:y="0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8">
            <draw:frame table:end-cell-address="Calculation.F21" table:end-x="0.3591in" table:end-y="0.2335in" draw:z-index="6" draw:style-name="gr1" draw:text-style-name="P1" svg:width="0.2976in" svg:height="0.2138in" svg:x="0.0614in" svg:y="0.0197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18">
            <draw:frame table:end-cell-address="Calculation.G21" table:end-x="3.087in" table:end-y="0.4988in" draw:z-index="7" draw:style-name="gr1" draw:text-style-name="P1" svg:width="3.087in" svg:height="0.4988in" svg:x="0in" svg:y="0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2">
          <table:table-cell/>
          <table:table-cell table:style-name="ce14" office:value-type="string">
            <text:p>m</text:p>
          </table:table-cell>
          <table:table-cell table:style-name="ce14" office:value-type="string">
            <text:p>Pa/m</text:p>
          </table:table-cell>
          <table:table-cell table:style-name="ce14" office:value-type="string">
            <text:p>Pa s/m<text:span text:style-name="T6">2</text:span></text:p>
          </table:table-cell>
          <table:table-cell table:style-name="ce14" office:value-type="string">
            <text:p>kg/m<text:span text:style-name="T6">3</text:span></text:p>
          </table:table-cell>
          <table:table-cell table:style-name="ce14" office:value-type="string">
            <text:p>m/s</text:p>
          </table:table-cell>
          <table:table-cell table:style-name="ce14" office:value-type="string">
            <text:p>(This column is used for “goal seek” operation)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D4]" office:value-type="float" office:value="0.01">
            <text:p>0.01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3]/[.B23]/[.$D$16]/[.$D$16]/[.$D$16]" office:value-type="float" office:value="111.111111111111">
            <text:p>111.1111111111</text:p>
          </table:table-cell>
          <table:table-cell table:style-name="ce10" table:formula="of:=1.75*[.$D$10]*(1-[.$D$16])/[.$D$7]/[.B23]/[.$D$16]/[.$D$16]/[.$D$16]" office:value-type="float" office:value="324074.074074074">
            <text:p>324074.074074074</text:p>
          </table:table-cell>
          <table:table-cell table:style-name="ce20" office:value-type="float" office:value="0.069422870984011">
            <text:p>0.069422871</text:p>
          </table:table-cell>
          <table:table-cell table:style-name="ce15" table:formula="of:=([.D23]*[.F23])+([.E23]*[.F23]*[.F23])-[.C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3]+[Input.$D$7]" office:value-type="float" office:value="0.02">
            <text:p>0.02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4]/[.B24]/[.$D$16]/[.$D$16]/[.$D$16]" office:value-type="float" office:value="27.7777777777778">
            <text:p>27.7777777778</text:p>
          </table:table-cell>
          <table:table-cell table:style-name="ce10" table:formula="of:=1.75*[.$D$10]*(1-[.$D$16])/[.$D$7]/[.B24]/[.$D$16]/[.$D$16]/[.$D$16]" office:value-type="float" office:value="162037.037037037">
            <text:p>162037.037037037</text:p>
          </table:table-cell>
          <table:table-cell table:style-name="ce20" office:value-type="float" office:value="0.0983352267413511">
            <text:p>0.0983352267</text:p>
          </table:table-cell>
          <table:table-cell table:style-name="ce15" table:formula="of:=([.D24]*[.F24])+([.E24]*[.F24]*[.F24])-[.C24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4]+[Input.$D$7]" office:value-type="float" office:value="0.03">
            <text:p>0.03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5]/[.B25]/[.$D$16]/[.$D$16]/[.$D$16]" office:value-type="float" office:value="12.3456790123457">
            <text:p>12.3456790123</text:p>
          </table:table-cell>
          <table:table-cell table:style-name="ce10" table:formula="of:=1.75*[.$D$10]*(1-[.$D$16])/[.$D$7]/[.B25]/[.$D$16]/[.$D$16]/[.$D$16]" office:value-type="float" office:value="108024.691358025">
            <text:p>108024.691358025</text:p>
          </table:table-cell>
          <table:table-cell table:style-name="ce20" office:value-type="float" office:value="0.120483367735262">
            <text:p>0.1204833677</text:p>
          </table:table-cell>
          <table:table-cell table:style-name="ce15" table:formula="of:=([.D25]*[.F25])+([.E25]*[.F25]*[.F25])-[.C25]" office:value-type="float" office:value="0.0000000000122781784739345">
            <text:p>1.22781784739345E-011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5]+[Input.$D$7]" office:value-type="float" office:value="0.04">
            <text:p>0.04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6]/[.B26]/[.$D$16]/[.$D$16]/[.$D$16]" office:value-type="float" office:value="6.94444444444444">
            <text:p>6.9444444444</text:p>
          </table:table-cell>
          <table:table-cell table:style-name="ce10" table:formula="of:=1.75*[.$D$10]*(1-[.$D$16])/[.$D$7]/[.B26]/[.$D$16]/[.$D$16]/[.$D$16]" office:value-type="float" office:value="81018.5185185185">
            <text:p>81018.5185185185</text:p>
          </table:table-cell>
          <table:table-cell table:style-name="ce20" office:value-type="float" office:value="0.139145326292962">
            <text:p>0.1391453263</text:p>
          </table:table-cell>
          <table:table-cell table:style-name="ce15" table:formula="of:=([.D26]*[.F26])+([.E26]*[.F26]*[.F26])-[.C2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6]+[Input.$D$7]" office:value-type="float" office:value="0.05">
            <text:p>0.05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7]/[.B27]/[.$D$16]/[.$D$16]/[.$D$16]" office:value-type="float" office:value="4.44444444444444">
            <text:p>4.4444444444</text:p>
          </table:table-cell>
          <table:table-cell table:style-name="ce10" table:formula="of:=1.75*[.$D$10]*(1-[.$D$16])/[.$D$7]/[.B27]/[.$D$16]/[.$D$16]/[.$D$16]" office:value-type="float" office:value="64814.8148148148">
            <text:p>64814.8148148148</text:p>
          </table:table-cell>
          <table:table-cell table:style-name="ce20" office:value-type="float" office:value="0.155582830599428">
            <text:p>0.1555828306</text:p>
          </table:table-cell>
          <table:table-cell table:style-name="ce15" table:formula="of:=([.D27]*[.F27])+([.E27]*[.F27]*[.F27])-[.C2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7]+[Input.$D$7]" office:value-type="float" office:value="0.06">
            <text:p>0.06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8]/[.B28]/[.$D$16]/[.$D$16]/[.$D$16]" office:value-type="float" office:value="3.08641975308642">
            <text:p>3.0864197531</text:p>
          </table:table-cell>
          <table:table-cell table:style-name="ce10" table:formula="of:=1.75*[.$D$10]*(1-[.$D$16])/[.$D$7]/[.B28]/[.$D$16]/[.$D$16]/[.$D$16]" office:value-type="float" office:value="54012.3456790123">
            <text:p>54012.3456790123</text:p>
          </table:table-cell>
          <table:table-cell table:style-name="ce20" office:value-type="float" office:value="0.170441436706201">
            <text:p>0.1704414367</text:p>
          </table:table-cell>
          <table:table-cell table:style-name="ce15" table:formula="of:=([.D28]*[.F28])+([.E28]*[.F28]*[.F28])-[.C2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8]+[Input.$D$7]" office:value-type="float" office:value="0.07">
            <text:p>0.07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29]/[.B29]/[.$D$16]/[.$D$16]/[.$D$16]" office:value-type="float" office:value="2.26757369614512">
            <text:p>2.2675736961</text:p>
          </table:table-cell>
          <table:table-cell table:style-name="ce10" table:formula="of:=1.75*[.$D$10]*(1-[.$D$16])/[.$D$7]/[.B29]/[.$D$16]/[.$D$16]/[.$D$16]" office:value-type="float" office:value="46296.2962962963">
            <text:p>46296.2962962963</text:p>
          </table:table-cell>
          <table:table-cell table:style-name="ce20" office:value-type="float" office:value="0.184104162509338">
            <text:p>0.1841041625</text:p>
          </table:table-cell>
          <table:table-cell table:style-name="ce15" table:formula="of:=([.D29]*[.F29])+([.E29]*[.F29]*[.F29])-[.C29]" office:value-type="float" office:value="-0.00000000000613908923696727">
            <text:p>-6.13908923696727E-012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29]+[Input.$D$7]" office:value-type="float" office:value="0.08">
            <text:p>0.08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30]/[.B30]/[.$D$16]/[.$D$16]/[.$D$16]" office:value-type="float" office:value="1.73611111111111">
            <text:p>1.7361111111</text:p>
          </table:table-cell>
          <table:table-cell table:style-name="ce10" table:formula="of:=1.75*[.$D$10]*(1-[.$D$16])/[.$D$7]/[.B30]/[.$D$16]/[.$D$16]/[.$D$16]" office:value-type="float" office:value="40509.2592592592">
            <text:p>40509.2592592592</text:p>
          </table:table-cell>
          <table:table-cell table:style-name="ce20" office:value-type="float" office:value="0.19682038000094">
            <text:p>0.19682038</text:p>
          </table:table-cell>
          <table:table-cell table:style-name="ce15" table:formula="of:=([.D30]*[.F30])+([.E30]*[.F30]*[.F30])-[.C30]" office:value-type="float" office:value="0.00000000000591171556152403">
            <text:p>5.91171556152403E-012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30]+[Input.$D$7]" office:value-type="float" office:value="0.09">
            <text:p>0.09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31]/[.B31]/[.$D$16]/[.$D$16]/[.$D$16]" office:value-type="float" office:value="1.37174211248285">
            <text:p>1.3717421125</text:p>
          </table:table-cell>
          <table:table-cell table:style-name="ce10" table:formula="of:=1.75*[.$D$10]*(1-[.$D$16])/[.$D$7]/[.B31]/[.$D$16]/[.$D$16]/[.$D$16]" office:value-type="float" office:value="36008.2304526749">
            <text:p>36008.2304526749</text:p>
          </table:table-cell>
          <table:table-cell table:style-name="ce20" office:value-type="float" office:value="0.208763218506517">
            <text:p>0.2087632185</text:p>
          </table:table-cell>
          <table:table-cell table:style-name="ce15" table:formula="of:=([.D31]*[.F31])+([.E31]*[.F31]*[.F31])-[.C31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31]+[Input.$D$7]" office:value-type="float" office:value="0.1">
            <text:p>0.1</text:p>
          </table:table-cell>
          <table:table-cell table:style-name="ce15" table:formula="of:=([.$D$3]-[.$D$10])*(1-[.$D$16])*9.81" office:value-type="float" office:value="1569.6">
            <text:p>1569.6</text:p>
          </table:table-cell>
          <table:table-cell table:style-name="ce15" table:formula="of:=150*[.$D$11]*POWER((1-[.$D$16]);2)/[.$D$7]/[.$D$7]/[.B32]/[.B32]/[.$D$16]/[.$D$16]/[.$D$16]" office:value-type="float" office:value="1.11111111111111">
            <text:p>1.1111111111</text:p>
          </table:table-cell>
          <table:table-cell table:style-name="ce10" table:formula="of:=1.75*[.$D$10]*(1-[.$D$16])/[.$D$7]/[.B32]/[.$D$16]/[.$D$16]/[.$D$16]" office:value-type="float" office:value="32407.4074074074">
            <text:p>32407.4074074074</text:p>
          </table:table-cell>
          <table:table-cell table:style-name="ce20" office:value-type="float" office:value="0.220058688897389">
            <text:p>0.2200586889</text:p>
          </table:table-cell>
          <table:table-cell table:style-name="ce15" table:formula="of:=([.D32]*[.F32])+([.E32]*[.F32]*[.F32])-[.C3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6" table:number-columns-repeated="2"/>
          <table:table-cell table:style-name="ce19"/>
          <table:table-cell table:style-name="ce16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9"/>
          <table:table-cell table:style-name="ce16"/>
          <table:table-cell table:style-name="ce23"/>
          <table:table-cell table:number-columns-repeated="2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utput" table:style-name="ta1" table:print="false">
        <table:table-column table:style-name="co9" table:default-cell-style-name="ce4"/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Output</text:p>
          </table:table-cell>
          <table:table-cell/>
          <table:table-cell>
            <draw:frame table:end-cell-address="Output.L26" table:end-x="0.0685in" table:end-y="0.05in" draw:z-index="0" draw:style-name="gr3" draw:text-style-name="P1" svg:width="7.9736in" svg:height="4.326in" svg:x="0.0961in" svg:y="0in">
              <draw:object draw:notify-on-update-of-ranges="Output.A5:Output.A14 Output.G1:Output.G1 Output.B5:Output.B1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 table:style-name="ce4" office:value-type="string">
            <text:p>d vs u<text:span text:style-name="T4">mf</text:span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>
            <text:p>Diameter of the particle</text:p>
          </table:table-cell>
          <table:table-cell table:style-name="ce13" office:value-type="string">
            <text:p>Minimum fluidization velocity</text:p>
          </table:table-cell>
          <table:table-cell table:number-columns-repeated="5"/>
        </table:table-row>
        <table:table-row table:style-name="ro1">
          <table:table-cell table:style-name="ce24" table:formula="of:=[Calculation.B22]" office:value-type="string" office:string-value="m">
            <text:p>m</text:p>
          </table:table-cell>
          <table:table-cell table:style-name="ce24" table:formula="of:=[Calculation.F22]" office:value-type="string" office:string-value="m/s">
            <text:p>m/s</text:p>
          </table:table-cell>
          <table:table-cell table:number-columns-repeated="5"/>
        </table:table-row>
        <table:table-row table:style-name="ro1">
          <table:table-cell table:style-name="ce10" table:formula="of:=[Calculation.B23]" office:value-type="float" office:value="0.01">
            <text:p>0.01</text:p>
          </table:table-cell>
          <table:table-cell table:style-name="ce10" table:formula="of:=[Calculation.F23]" office:value-type="float" office:value="0.069422870984011">
            <text:p>0.069422871</text:p>
          </table:table-cell>
          <table:table-cell table:number-columns-repeated="5"/>
        </table:table-row>
        <table:table-row table:style-name="ro1">
          <table:table-cell table:style-name="ce10" table:formula="of:=[Calculation.B24]" office:value-type="float" office:value="0.02">
            <text:p>0.02</text:p>
          </table:table-cell>
          <table:table-cell table:style-name="ce10" table:formula="of:=[Calculation.F24]" office:value-type="float" office:value="0.0983352267413511">
            <text:p>0.0983352267</text:p>
          </table:table-cell>
          <table:table-cell table:number-columns-repeated="5"/>
        </table:table-row>
        <table:table-row table:style-name="ro1">
          <table:table-cell table:style-name="ce10" table:formula="of:=[Calculation.B25]" office:value-type="float" office:value="0.03">
            <text:p>0.03</text:p>
          </table:table-cell>
          <table:table-cell table:style-name="ce10" table:formula="of:=[Calculation.F25]" office:value-type="float" office:value="0.120483367735262">
            <text:p>0.1204833677</text:p>
          </table:table-cell>
          <table:table-cell table:number-columns-repeated="5"/>
        </table:table-row>
        <table:table-row table:style-name="ro1">
          <table:table-cell table:style-name="ce10" table:formula="of:=[Calculation.B26]" office:value-type="float" office:value="0.04">
            <text:p>0.04</text:p>
          </table:table-cell>
          <table:table-cell table:style-name="ce10" table:formula="of:=[Calculation.F26]" office:value-type="float" office:value="0.139145326292962">
            <text:p>0.1391453263</text:p>
          </table:table-cell>
          <table:table-cell table:number-columns-repeated="5"/>
        </table:table-row>
        <table:table-row table:style-name="ro1">
          <table:table-cell table:style-name="ce10" table:formula="of:=[Calculation.B27]" office:value-type="float" office:value="0.05">
            <text:p>0.05</text:p>
          </table:table-cell>
          <table:table-cell table:style-name="ce10" table:formula="of:=[Calculation.F27]" office:value-type="float" office:value="0.155582830599428">
            <text:p>0.1555828306</text:p>
          </table:table-cell>
          <table:table-cell table:number-columns-repeated="5"/>
        </table:table-row>
        <table:table-row table:style-name="ro1">
          <table:table-cell table:style-name="ce10" table:formula="of:=[Calculation.B28]" office:value-type="float" office:value="0.06">
            <text:p>0.06</text:p>
          </table:table-cell>
          <table:table-cell table:style-name="ce10" table:formula="of:=[Calculation.F28]" office:value-type="float" office:value="0.170441436706201">
            <text:p>0.1704414367</text:p>
          </table:table-cell>
          <table:table-cell table:number-columns-repeated="5"/>
        </table:table-row>
        <table:table-row table:style-name="ro1">
          <table:table-cell table:style-name="ce10" table:formula="of:=[Calculation.B29]" office:value-type="float" office:value="0.07">
            <text:p>0.07</text:p>
          </table:table-cell>
          <table:table-cell table:style-name="ce10" table:formula="of:=[Calculation.F29]" office:value-type="float" office:value="0.184104162509338">
            <text:p>0.1841041625</text:p>
          </table:table-cell>
          <table:table-cell table:number-columns-repeated="5"/>
        </table:table-row>
        <table:table-row table:style-name="ro1">
          <table:table-cell table:style-name="ce10" table:formula="of:=[Calculation.B30]" office:value-type="float" office:value="0.08">
            <text:p>0.08</text:p>
          </table:table-cell>
          <table:table-cell table:style-name="ce10" table:formula="of:=[Calculation.F30]" office:value-type="float" office:value="0.19682038000094">
            <text:p>0.19682038</text:p>
          </table:table-cell>
          <table:table-cell table:number-columns-repeated="5"/>
        </table:table-row>
        <table:table-row table:style-name="ro1">
          <table:table-cell table:style-name="ce10" table:formula="of:=[Calculation.B31]" office:value-type="float" office:value="0.09">
            <text:p>0.09</text:p>
          </table:table-cell>
          <table:table-cell table:style-name="ce10" table:formula="of:=[Calculation.F31]" office:value-type="float" office:value="0.208763218506517">
            <text:p>0.2087632185</text:p>
          </table:table-cell>
          <table:table-cell table:number-columns-repeated="5"/>
        </table:table-row>
        <table:table-row table:style-name="ro1">
          <table:table-cell table:style-name="ce10" table:formula="of:=[Calculation.B32]" office:value-type="float" office:value="0.1">
            <text:p>0.1</text:p>
          </table:table-cell>
          <table:table-cell table:style-name="ce10" table:formula="of:=[Calculation.F32]" office:value-type="float" office:value="0.220058688897389">
            <text:p>0.2200586889</text:p>
          </table:table-cell>
          <table:table-cell table:number-columns-repeated="5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2/09/2019</text:date>, <text:time>22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3:41:21.31</meta:creation-date>
    <meta:generator>OpenOffice/4.1.6$Win32 OpenOffice.org_project/416m1$Build-9790</meta:generator>
    <dc:date>2019-02-09T22:33:12.06</dc:date>
    <meta:editing-duration>PT2H24M6S</meta:editing-duration>
    <meta:editing-cycles>11</meta:editing-cycles>
    <dc:creator>Keerthi vasan</dc:creator>
    <meta:document-statistic meta:table-count="4" meta:cell-count="196" meta:object-count="9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>
  <semantics>
    <mrow>
      <mrow>
        <mfrac>
          <mrow>
            <mo stretchy="false">Δ</mo>
            <mi>P</mi>
          </mrow>
          <mrow>
            <mi>L</mi>
          </mrow>
        </mfrac>
        <mo stretchy="false">=</mo>
        <mrow>
          <mo stretchy="false">(</mo>
          <mrow>
            <mrow>
              <msub>
                <mrow>
                  <mo stretchy="false">ρ</mo>
                </mrow>
                <mrow>
                  <mi>p</mi>
                </mrow>
              </msub>
              <mo stretchy="false">−</mo>
              <mo stretchy="false">ρ</mo>
            </mrow>
          </mrow>
          <mo stretchy="false">)</mo>
        </mrow>
      </mrow>
      <mi>g</mi>
      <mrow>
        <mrow>
          <mo stretchy="false">(</mo>
          <mrow>
            <mrow>
              <mn>1</mn>
              <mo stretchy="false">−</mo>
              <msub>
                <mo stretchy="false">ε</mo>
                <mrow>
                  <mi mathvariant="italic">mf</mi>
                </mrow>
              </msub>
            </mrow>
          </mrow>
          <mo stretchy="false">)</mo>
        </mrow>
        <mo stretchy="false">=</mo>
        <mrow>
          <mfrac>
            <mrow>
              <mn>150</mn>
              <mo stretchy="false">μ</mo>
              <msub>
                <mi>u</mi>
                <mrow>
                  <mi mathvariant="italic">mf</mi>
                </mrow>
              </msub>
              <msup>
                <mrow>
                  <mo stretchy="false">(</mo>
                  <mrow>
                    <mrow>
                      <mn>1</mn>
                      <mo stretchy="false">−</mo>
                      <msub>
                        <mo stretchy="false">ε</mo>
                        <mrow>
                          <mi mathvariant="italic">mf</mi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  <mrow>
              <msup>
                <mo stretchy="false">Φ</mo>
                <mrow>
                  <mn>2</mn>
                </mrow>
              </msup>
              <msubsup>
                <mi>d</mi>
                <mrow>
                  <mi>p</mi>
                </mrow>
                <mrow>
                  <mn>2</mn>
                </mrow>
              </msubsup>
              <msubsup>
                <mo stretchy="false">ε</mo>
                <mrow>
                  <mi mathvariant="italic">mf</mi>
                </mrow>
                <mrow>
                  <mn>3</mn>
                </mrow>
              </msubsup>
            </mrow>
          </mfrac>
          <mo stretchy="false">+</mo>
          <mfrac>
            <mrow>
              <mn>1.75</mn>
              <mo stretchy="false">ρ</mo>
              <msubsup>
                <mi>u</mi>
                <mrow>
                  <mi mathvariant="italic">mf</mi>
                </mrow>
                <mrow>
                  <mn>2</mn>
                </mrow>
              </msubsup>
              <mrow>
                <mo stretchy="false">(</mo>
                <mrow>
                  <mrow>
                    <mn>1</mn>
                    <mo stretchy="false">−</mo>
                    <msub>
                      <mo stretchy="false">ε</mo>
                      <mrow>
                        <mi mathvariant="italic">mf</mi>
                      </mrow>
                    </msub>
                  </mrow>
                </mrow>
                <mo stretchy="false">)</mo>
              </mrow>
            </mrow>
            <mrow>
              <mo stretchy="false">Φ</mo>
              <msub>
                <mi>d</mi>
                <mrow>
                  <mi>p</mi>
                </mrow>
              </msub>
              <msubsup>
                <mo stretchy="false">ε</mo>
                <mrow>
                  <mi mathvariant="italic">mf</mi>
                </mrow>
                <mrow>
                  <mn>3</mn>
                </mrow>
              </msubsup>
            </mrow>
          </mfrac>
        </mrow>
      </mrow>
    </mrow>
    <annotation encoding="StarMath 5.0">{%DELTA P} over {L} = ( {%rho }_{p} - %rho )g(1-%varepsilon _{mf} )={150 %mu u_{mf}(1-%varepsilon _{mf})^{2}} over {%PHI ^{2} d_{p}^{2} %varepsilon _{mf}^{3}} +{1.75%rho u_{mf}^{2}(1-%varepsilon _{mf}) } over {%PHI d_{p}%varepsilon _{mf}^{3}} </annotation>
  </semantics>
</math>
</file>

<file path=Object 4/content.xml><?xml version="1.0" encoding="utf-8"?>
<math xmlns="http://www.w3.org/1998/Math/MathML">
  <semantics>
    <mrow>
      <mfrac>
        <mrow>
          <mo stretchy="false">Δ</mo>
          <mi>P</mi>
        </mrow>
        <mrow>
          <mi>L</mi>
        </mrow>
      </mfrac>
    </mrow>
    <annotation encoding="StarMath 5.0">{%DELTA P} over {L} </annotation>
  </semantics>
</math>
</file>

<file path=Object 5/content.xml><?xml version="1.0" encoding="utf-8"?>
<math xmlns="http://www.w3.org/1998/Math/MathML">
  <semantics>
    <mrow>
      <mfrac>
        <mrow>
          <mn>150</mn>
          <mo stretchy="false">μ</mo>
          <msup>
            <mrow>
              <mo stretchy="false">(</mo>
              <mrow>
                <mrow>
                  <mn>1</mn>
                  <mo stretchy="false">−</mo>
                  <msub>
                    <mo stretchy="false">ε</mo>
                    <mrow>
                      <mi mathvariant="italic">mf</mi>
                    </mrow>
                  </msub>
                </mrow>
              </mrow>
              <mo stretchy="false">)</mo>
            </mrow>
            <mrow>
              <mn>2</mn>
            </mrow>
          </msup>
        </mrow>
        <mrow>
          <msup>
            <mo stretchy="false">Φ</mo>
            <mrow>
              <mn>2</mn>
            </mrow>
          </msup>
          <msubsup>
            <mi>d</mi>
            <mrow>
              <mi>p</mi>
            </mrow>
            <mrow>
              <mn>2</mn>
            </mrow>
          </msubsup>
          <msubsup>
            <mo stretchy="false">ε</mo>
            <mrow>
              <mi mathvariant="italic">mf</mi>
            </mrow>
            <mrow>
              <mn>3</mn>
            </mrow>
          </msubsup>
        </mrow>
      </mfrac>
    </mrow>
    <annotation encoding="StarMath 5.0">{150 %mu (1-%varepsilon _{mf})^{2}} over {%PHI ^{2} d_{p}^{2} %varepsilon _{mf}^{3}}</annotation>
  </semantics>
</math>
</file>

<file path=Object 6/content.xml><?xml version="1.0" encoding="utf-8"?>
<math xmlns="http://www.w3.org/1998/Math/MathML">
  <semantics>
    <mrow>
      <mfrac>
        <mrow>
          <mn>1.75</mn>
          <mo stretchy="false">ρ</mo>
          <mrow>
            <mo stretchy="false">(</mo>
            <mrow>
              <mrow>
                <mn>1</mn>
                <mo stretchy="false">−</mo>
                <msub>
                  <mo stretchy="false">ε</mo>
                  <mrow>
                    <mi mathvariant="italic">mf</mi>
                  </mrow>
                </msub>
              </mrow>
            </mrow>
            <mo stretchy="false">)</mo>
          </mrow>
        </mrow>
        <mrow>
          <mo stretchy="false">Φ</mo>
          <msub>
            <mi>d</mi>
            <mrow>
              <mi>p</mi>
            </mrow>
          </msub>
          <msubsup>
            <mo stretchy="false">ε</mo>
            <mrow>
              <mi mathvariant="italic">mf</mi>
            </mrow>
            <mrow>
              <mn>3</mn>
            </mrow>
          </msubsup>
        </mrow>
      </mfrac>
    </mrow>
    <annotation encoding="StarMath 5.0">{1.75%rho (1-%varepsilon _{mf}) } over {%PHI d_{p}%varepsilon _{mf}^{3}} </annotation>
  </semantics>
</math>
</file>

<file path=Object 7/content.xml><?xml version="1.0" encoding="utf-8"?>
<math xmlns="http://www.w3.org/1998/Math/MathML">
  <semantics>
    <mrow>
      <msub>
        <mi>u</mi>
        <mrow>
          <mi mathvariant="italic">mf</mi>
        </mrow>
      </msub>
    </mrow>
    <annotation encoding="StarMath 5.0">u_{mf}</annotation>
  </semantics>
</math>
</file>

<file path=Object 8/content.xml><?xml version="1.0" encoding="utf-8"?>
<math xmlns="http://www.w3.org/1998/Math/MathML">
  <semantics>
    <mrow>
      <mrow>
        <mrow>
          <mfrac>
            <mrow>
              <mn>150</mn>
              <mo stretchy="false">μ</mo>
              <msub>
                <mi>u</mi>
                <mrow>
                  <mi mathvariant="italic">mf</mi>
                </mrow>
              </msub>
              <msup>
                <mrow>
                  <mo stretchy="false">(</mo>
                  <mrow>
                    <mrow>
                      <mn>1</mn>
                      <mo stretchy="false">−</mo>
                      <msub>
                        <mo stretchy="false">ε</mo>
                        <mrow>
                          <mi mathvariant="italic">mf</mi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  <mrow>
              <msup>
                <mo stretchy="false">Φ</mo>
                <mrow>
                  <mn>2</mn>
                </mrow>
              </msup>
              <msubsup>
                <mi>d</mi>
                <mrow>
                  <mi>p</mi>
                </mrow>
                <mrow>
                  <mn>2</mn>
                </mrow>
              </msubsup>
              <msubsup>
                <mo stretchy="false">ε</mo>
                <mrow>
                  <mi mathvariant="italic">mf</mi>
                </mrow>
                <mrow>
                  <mn>3</mn>
                </mrow>
              </msubsup>
            </mrow>
          </mfrac>
          <mo stretchy="false">+</mo>
          <mfrac>
            <mrow>
              <mn>1.75</mn>
              <mo stretchy="false">ρ</mo>
              <msubsup>
                <mi>u</mi>
                <mrow>
                  <mi mathvariant="italic">mf</mi>
                </mrow>
                <mrow>
                  <mn>2</mn>
                </mrow>
              </msubsup>
              <mrow>
                <mo stretchy="false">(</mo>
                <mrow>
                  <mrow>
                    <mn>1</mn>
                    <mo stretchy="false">−</mo>
                    <msub>
                      <mo stretchy="false">ε</mo>
                      <mrow>
                        <mi mathvariant="italic">mf</mi>
                      </mrow>
                    </msub>
                  </mrow>
                </mrow>
                <mo stretchy="false">)</mo>
              </mrow>
            </mrow>
            <mrow>
              <mo stretchy="false">Φ</mo>
              <msub>
                <mi>d</mi>
                <mrow>
                  <mi>p</mi>
                </mrow>
              </msub>
              <msubsup>
                <mo stretchy="false">ε</mo>
                <mrow>
                  <mi mathvariant="italic">mf</mi>
                </mrow>
                <mrow>
                  <mn>3</mn>
                </mrow>
              </msubsup>
            </mrow>
          </mfrac>
        </mrow>
        <mo stretchy="false">−</mo>
        <mfrac>
          <mrow>
            <mo stretchy="false">Δ</mo>
            <mi>P</mi>
          </mrow>
          <mrow>
            <mi>L</mi>
          </mrow>
        </mfrac>
      </mrow>
    </mrow>
    <annotation encoding="StarMath 5.0">{150 %mu u_{mf}(1-%varepsilon _{mf})^{2}} over {%PHI ^{2} d_{p}^{2} %varepsilon _{mf}^{3}} +{1.75%rho u_{mf}^{2}(1-%varepsilon _{mf}) } over {%PHI d_{p}%varepsilon _{mf}^{3}}-{%DELTA P} over {L}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4cm" svg:height="10.989cm" xlink:href=".." xlink:type="simple" chart:class="chart:scatter" chart:style-name="ch1">
        <chart:title svg:x="8.718cm" svg:y="10.182cm" chart:style-name="ch2">
          <text:p>Plot of d vs Umf</text:p>
        </chart:title>
        <chart:legend svg:x="2.351cm" svg:y="0.403cm" style:legend-expansion="custom" chartooo:width="3.069cm" chartooo:height="0.771cm" style:legend-expansion-aspect-ratio="3.98054474708171" chart:style-name="ch3"/>
        <chart:plot-area chart:style-name="ch4" table:cell-range-address="Output.A5:Output.B14 Output.G1:Output.G1" chart:data-source-has-labels="row" svg:x="1.144cm" svg:y="-0.026cm" svg:width="18.955cm" svg:height="9.44cm">
          <chartooo:coordinate-region svg:x="2.072cm" svg:y="0.176cm" svg:width="17.688cm" svg:height="8.585cm"/>
          <chart:axis chart:dimension="x" chart:name="primary-x" chart:style-name="ch5">
            <chart:title svg:x="9.685cm" svg:y="9.633cm" chart:style-name="ch6">
              <text:p>Diameter(m)</text:p>
            </chart:title>
          </chart:axis>
          <chart:axis chart:dimension="y" chart:name="primary-y" chart:style-name="ch5">
            <chart:title svg:x="0.189cm" svg:y="7.058cm" chart:style-name="ch7">
              <text:p>Minimum fluidization velocity(m/s)</text:p>
            </chart:title>
            <chart:grid chart:style-name="ch8" chart:class="major"/>
          </chart:axis>
          <chart:series chart:style-name="ch9" chart:values-cell-range-address="Output.B5:Output.B14" chart:label-cell-address="Output.G1:Output.G1" chart:class="chart:scatter">
            <chart:domain table:cell-range-address="Output.A5:Output.A1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 vs umf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Output.A5:Output.A14</svg:desc>
                </draw:g>
              </table:table-cell>
              <table:table-cell office:value-type="float" office:value="0.069422870984011">
                <text:p>0.069422870984011</text:p>
                <draw:g>
                  <svg:desc>Output.B5:Output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83352267413511">
                <text:p>0.0983352267413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120483367735262">
                <text:p>0.120483367735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139145326292962">
                <text:p>0.13914532629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155582830599428">
                <text:p>0.155582830599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170441436706201">
                <text:p>0.17044143670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184104162509338">
                <text:p>0.184104162509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19682038000094">
                <text:p>0.19682038000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208763218506517">
                <text:p>0.208763218506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20058688897389">
                <text:p>0.2200586888973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